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: <text:span text:style-name="T2"><text:text-input text:description="">${project.name}</text:text-input></text:span><text:span text:style-name="T2"><text:text-input text:description="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4-29T21:09:48.26</meta:creation-date>
    <dc:date>2011-08-03T12:22:34.50</dc:date>
    <dc:creator>Angelo ZERR</dc:creator>
    <meta:editing-duration>PT4H34M23S</meta:editing-duration>
    <meta:editing-cycles>3</meta:editing-cycles>
    <meta:generator>LibreOffice/3.3$Win32 LibreOffice_project/330m19$Build-6</meta:generator>
    <meta:document-statistic meta:table-count="0" meta:image-count="0" meta:object-count="0" meta:page-count="1" meta:paragraph-count="1" meta:word-count="2" meta:character-count="25"/>
  </office:meta>
</office:document-meta>
</file>